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ff99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8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9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cccc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66ff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ff66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0cm" fo:min-width="0cm" draw:shadow="visible"/>
    </style:style>
    <style:style style:name="gr16" style:family="graphic" style:parent-style-name="standard">
      <style:graphic-properties draw:fill-color="#ff9999" draw:textarea-horizontal-align="justify" draw:textarea-vertical-align="middle" draw:auto-grow-height="false" fo:min-height="0cm" fo:min-width="0cm" draw:shadow="visible"/>
    </style:style>
    <style:style style:name="gr1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99cc66" draw:textarea-horizontal-align="justify" draw:textarea-vertical-align="middle" draw:auto-grow-height="false" fo:min-height="0cm" fo:min-width="0cm" draw:shadow="visible"/>
    </style:style>
    <style:style style:name="gr20" style:family="graphic" style:parent-style-name="objectwithoutfill">
      <style:graphic-properties draw:stroke="dash" draw:stroke-dash="Fine_20_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Fine_20_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>
      <style:graphic-properties draw:fill-color="#ccff00" draw:textarea-vertical-align="middle"/>
    </style:style>
    <style:style style:name="gr25" style:family="graphic" style:parent-style-name="standard">
      <style:graphic-properties draw:stroke="dash" draw:stroke-dash="Fine_20_Dashe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8.8cm" svg:height="2.9cm" svg:x="6.1cm" svg:y="13.4cm">
          <text:p text:style-name="P1">試作計畫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預設">
        <draw:custom-shape draw:style-name="gr1" draw:text-style-name="P2" draw:layer="layout" svg:width="7.4cm" svg:height="1.7cm" svg:x="0cm" svg:y="0cm">
          <text:p text:style-name="P2">必須整合的次系統</text:p>
          <draw:enhanced-geometry svg:viewBox="0 0 21600 21600" draw:text-areas="0 0 21600 21600" draw:type="pentagon-right" draw:modifiers="18967.49087961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" draw:text-style-name="P3" draw:layer="layout" svg:width="7.8cm" svg:height="1.3cm" svg:x="4.2cm" svg:y="5.7cm">
          <text:p text:style-name="P3">events</text:p>
        </draw:rect>
        <draw:rect draw:style-name="gr2" draw:text-style-name="P3" draw:layer="layout" svg:width="7.8cm" svg:height="1.3cm" svg:x="4.2cm" svg:y="8.1cm">
          <text:p text:style-name="P3">workers</text:p>
        </draw:rect>
        <draw:rect draw:style-name="gr2" draw:text-style-name="P3" draw:layer="layout" svg:width="7.8cm" svg:height="1.3cm" svg:x="4.2cm" svg:y="10.7cm">
          <text:p text:style-name="P3">template, templateP</text:p>
        </draw:rect>
        <draw:rect draw:style-name="gr2" draw:text-style-name="P3" draw:layer="layout" svg:width="7.8cm" svg:height="1.3cm" svg:x="4.2cm" svg:y="13.2cm">
          <text:p text:style-name="P3">asyncTemplate(Component)</text:p>
        </draw:rect>
        <draw:rect draw:style-name="gr2" draw:text-style-name="P3" draw:layer="layout" svg:width="7.8cm" svg:height="1.3cm" svg:x="4.2cm" svg:y="15.7cm">
          <text:p text:style-name="P3">observer</text:p>
        </draw:rect>
        <draw:rect draw:style-name="gr2" draw:text-style-name="P3" draw:layer="layout" svg:width="7.8cm" svg:height="1.3cm" svg:x="4.2cm" svg:y="18.1cm">
          <text:p text:style-name="P3">view</text:p>
        </draw:rect>
        <draw:rect draw:style-name="gr2" draw:text-style-name="P3" draw:layer="layout" svg:width="7.8cm" svg:height="1.3cm" svg:x="4.2cm" svg:y="20.6cm">
          <text:p text:style-name="P3">tagCommand(標籤命令)</text:p>
        </draw:rect>
        <draw:rect draw:style-name="gr3" draw:text-style-name="P3" draw:layer="layout" svg:width="7.8cm" svg:height="1.3cm" svg:x="4.2cm" svg:y="3.2cm">
          <text:p text:style-name="P3">jquery</text:p>
        </draw:rect>
      </draw:page>
      <draw:page draw:name="page3" draw:style-name="dp1" draw:master-page-name="預設">
        <draw:custom-shape draw:style-name="gr1" draw:text-style-name="P2" draw:layer="layout" svg:width="7.4cm" svg:height="1.7cm" svg:x="0.001cm" svg:y="0.001cm">
          <text:p text:style-name="P2">dom架構</text:p>
          <draw:enhanced-geometry svg:viewBox="0 0 21600 21600" draw:text-areas="0 0 21600 21600" draw:type="pentagon-right" draw:modifiers="18967.49087961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" draw:id="id1" draw:layer="layout" svg:width="0.9cm" svg:height="0.9cm" svg:x="4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0.9cm" svg:height="0.9cm" svg:x="3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0.9cm" svg:height="0.9cm" svg:x="5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0.9cm" svg:height="0.9cm" svg:x="7.4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0.9cm" svg:height="0.9cm" svg:x="5.8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0.9cm" svg:height="0.9cm" svg:x="4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0.9cm" svg:height="0.9cm" svg:x="2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0.9cm" svg:height="0.9cm" svg:x="3.7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0.9cm" svg:height="0.9cm" svg:x="6.3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s" svg:x1="4.85cm" svg:y1="4.1cm" svg:x2="3.85cm" svg:y2="5.7cm" draw:start-shape="id1" draw:start-glue-point="8" draw:end-shape="id2" draw:end-glue-point="4" svg:d="M4850 4100v501l-1000 598v501">
          <text:p/>
        </draw:connector>
        <draw:connector draw:style-name="gr6" draw:text-style-name="P1" draw:layer="layout" draw:type="lines" svg:x1="4.85cm" svg:y1="4.1cm" svg:x2="5.85cm" svg:y2="5.7cm" draw:start-shape="id1" draw:start-glue-point="8" draw:end-shape="id3" draw:end-glue-point="4" svg:d="M4850 4100v501l1000 598v501">
          <text:p/>
        </draw:connector>
        <draw:connector draw:style-name="gr6" draw:text-style-name="P1" draw:layer="layout" draw:type="lines" svg:x1="3.85cm" svg:y1="6.6cm" svg:x2="2.45cm" svg:y2="8.3cm" draw:start-shape="id2" draw:start-glue-point="8" draw:end-shape="id4" draw:end-glue-point="4" svg:d="M3850 6600v501l-1400 698v501">
          <text:p/>
        </draw:connector>
        <draw:connector draw:style-name="gr6" draw:text-style-name="P1" draw:layer="layout" draw:type="lines" svg:x1="3.85cm" svg:y1="6.6cm" svg:x2="4.45cm" svg:y2="8.3cm" draw:start-shape="id2" draw:start-glue-point="8" draw:end-shape="id5" draw:end-glue-point="4" svg:d="M3850 6600v501l600 698v501">
          <text:p/>
        </draw:connector>
        <draw:connector draw:style-name="gr6" draw:text-style-name="P1" draw:layer="layout" draw:type="lines" svg:x1="5.85cm" svg:y1="6.6cm" svg:x2="6.25cm" svg:y2="8.3cm" draw:start-shape="id3" draw:start-glue-point="8" draw:end-shape="id6" draw:end-glue-point="4" svg:d="M5850 6600v501l400 698v501">
          <text:p/>
        </draw:connector>
        <draw:connector draw:style-name="gr6" draw:text-style-name="P1" draw:layer="layout" draw:type="lines" svg:x1="5.85cm" svg:y1="6.6cm" svg:x2="7.85cm" svg:y2="8.3cm" draw:start-shape="id3" draw:start-glue-point="8" draw:end-shape="id7" draw:end-glue-point="4" svg:d="M5850 6600v501l2000 698v501">
          <text:p/>
        </draw:connector>
        <draw:connector draw:style-name="gr6" draw:text-style-name="P1" draw:layer="layout" draw:type="lines" svg:x1="4.45cm" svg:y1="9.2cm" svg:x2="4.15cm" svg:y2="11.1cm" draw:start-shape="id5" draw:start-glue-point="8" draw:end-shape="id8" draw:end-glue-point="4" svg:d="M4450 9200v501l-300 898v501">
          <text:p/>
        </draw:connector>
        <draw:connector draw:style-name="gr6" draw:text-style-name="P1" draw:layer="layout" draw:type="lines" svg:x1="6.25cm" svg:y1="9.2cm" svg:x2="6.75cm" svg:y2="11.1cm" draw:start-shape="id6" draw:start-glue-point="8" draw:end-shape="id9" draw:end-glue-point="4" svg:d="M6250 9200v501l500 898v501">
          <text:p/>
        </draw:connector>
        <draw:custom-shape draw:style-name="gr1" draw:text-style-name="P4" xml:id="id10" draw:id="id10" draw:layer="layout" svg:width="3.8cm" svg:height="1.2cm" svg:x="15.9cm" svg:y="0.9cm">
          <text:p text:style-name="P4">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5.3cm" svg:y1="3.65cm" svg:x2="15.9cm" svg:y2="1.5cm" draw:start-shape="id1" draw:start-glue-point="10" draw:end-shape="id10" draw:end-glue-point="3" svg:d="M5300 3650c7950 0 2650-2150 10600-2150">
          <text:p/>
        </draw:connector>
        <draw:custom-shape draw:style-name="gr1" draw:text-style-name="P4" xml:id="id11" draw:id="id11" draw:layer="layout" svg:width="3.8cm" svg:height="1.2cm" svg:x="15.901cm" svg:y="2.6cm">
          <text:p text:style-name="P4">dom+virtual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6.3cm" svg:y1="6.15cm" svg:x2="15.901cm" svg:y2="3.2cm" draw:start-shape="id3" draw:start-glue-point="10" draw:end-shape="id11" draw:end-glue-point="3" svg:d="M6300 6150c7201 0 2401-2950 9601-2950">
          <text:p/>
        </draw:connector>
        <draw:custom-shape draw:style-name="gr7" draw:text-style-name="P6" draw:layer="layout" svg:width="6.9cm" svg:height="2.5cm" svg:x="13.1cm" svg:y="4.7cm">
          <text:p text:style-name="P5"><text:span text:style-name="T1">只要 </text:span><text:span text:style-name="T1">attr, textNode </text:span></text:p>
          <text:p text:style-name="P5"><text:span text:style-name="T1">有涉及標籤命令</text:span><text:span text:style-name="T1">.....</text:span><text:span text:style-name="T1">都會有一個</text:span></text:p>
          <text:p text:style-name="P5"><text:span text:style-name="T1">virtualNode</text:span><text:span text:style-name="T1">做統合</text:span></text:p>
          <text:p text:style-name="P5"><text:span text:style-name="T1"/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9cm" svg:height="1.8cm" svg:x="13.1cm" svg:y="7.7cm">
          <text:p text:style-name="P6"><text:span text:style-name="T1">最上層 </text:span><text:span text:style-name="T1">virtualNode</text:span></text:p>
          <text:p text:style-name="P6"><text:span text:style-name="T1">通常是有 </text:span><text:span text:style-name="T2">view</text:span><text:span text:style-name="T1">, </text:span><text:span text:style-name="T2">container</text:span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9cm" svg:height="1.8cm" svg:x="13.1cm" svg:y="10.3cm">
          <text:p text:style-name="P6"><text:span text:style-name="T1">最下層需要向上層 </text:span><text:span text:style-name="T1">virtualNode</text:span></text:p>
          <text:p text:style-name="P6"><text:span text:style-name="T1">登錄</text:span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draw:line-skew="2.591cm" svg:x1="7.069cm" svg:y1="11.869cm" svg:x2="6.3cm" svg:y2="6.15cm" draw:start-shape="id9" draw:start-glue-point="9" draw:end-shape="id3" draw:end-glue-point="10" svg:d="M7069 11869c4834 0 5219-5719-769-5719">
          <text:p/>
        </draw:connector>
        <draw:custom-shape draw:style-name="gr1" draw:text-style-name="P1" xml:id="id13" draw:id="id13" draw:layer="layout" svg:width="0.9cm" svg:height="0.9cm" svg:x="2.1cm" svg:y="14.6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2" draw:id="id12" draw:layer="layout" svg:width="3.1cm" svg:height="1.4cm" svg:x="1cm" svg:y="17.8cm">
          <text:p text:style-name="P1"><text:span text:style-name="T3">virtual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2.55cm" svg:y1="17.8cm" svg:x2="2.55cm" svg:y2="15.5cm" draw:start-shape="id12" draw:start-glue-point="0" draw:end-shape="id13" draw:end-glue-point="8" svg:d="M2550 17800v-501-1298-501">
          <text:p/>
        </draw:connector>
        <draw:custom-shape draw:style-name="gr10" draw:text-style-name="P7" xml:id="id14" draw:id="id14" draw:layer="layout" svg:width="4.4cm" svg:height="0.9cm" svg:x="7.62cm" svg:y="16.6cm">
          <text:p text:style-name="P7">attrCont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7" draw:id="id17" draw:layer="layout" svg:width="6.38cm" svg:height="0.9cm" svg:x="7.62cm" svg:y="23.5cm">
          <text:p text:style-name="P7"><text:span text:style-name="T1">tagCommand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5" draw:id="id15" draw:layer="layout" svg:width="4.4cm" svg:height="0.9cm" svg:x="7.62cm" svg:y="18.4cm">
          <text:p text:style-name="P7">attrCont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xml:id="id16" draw:id="id16" draw:layer="layout" draw:line-skew="-0.599cm" svg:x1="7.62cm" svg:y1="17.05cm" svg:x2="7.62cm" svg:y2="18.85cm" draw:start-shape="id14" draw:start-glue-point="3" draw:end-shape="id15" draw:end-glue-point="3" svg:d="M7620 17050h-1100v1800h1100">
          <text:p/>
        </draw:connector>
        <draw:connector draw:style-name="gr6" draw:text-style-name="P1" draw:layer="layout" draw:type="lines" svg:x1="4.1cm" svg:y1="18.5cm" svg:x2="6.52cm" svg:y2="17.95cm" draw:start-shape="id12" draw:start-glue-point="1" draw:end-shape="id16" draw:end-glue-point="0" svg:d="M4100 18500h502l1417-550h501">
          <text:p/>
        </draw:connector>
        <draw:connector draw:style-name="gr6" draw:text-style-name="P1" draw:layer="layout" draw:type="lines" svg:x1="4.1cm" svg:y1="18.5cm" svg:x2="7.62cm" svg:y2="23.95cm" draw:start-shape="id12" draw:start-glue-point="1" draw:end-shape="id17" draw:end-glue-point="3" svg:d="M4100 18500h502l2517 5450h501">
          <text:p/>
        </draw:connector>
        <draw:custom-shape draw:style-name="gr1" draw:text-style-name="P7" xml:id="id18" draw:id="id18" draw:layer="layout" svg:width="4.4cm" svg:height="0.9cm" svg:x="7.62cm" svg:y="20.9cm">
          <text:p text:style-name="P7">text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4.1cm" svg:y1="18.5cm" svg:x2="7.62cm" svg:y2="21.35cm" draw:start-shape="id12" draw:start-glue-point="1" draw:end-shape="id18" draw:end-glue-point="3" svg:d="M4100 18500h502l2517 2850h501">
          <text:p/>
        </draw:connector>
      </draw:page>
      <draw:page draw:name="page4" draw:style-name="dp1" draw:master-page-name="預設">
        <draw:custom-shape draw:style-name="gr4" draw:text-style-name="P1" xml:id="id19" draw:id="id19" draw:layer="layout" svg:width="0.9cm" svg:height="0.9cm" svg:x="4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0" draw:id="id20" draw:layer="layout" svg:width="0.9cm" svg:height="0.9cm" svg:x="3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1" draw:id="id21" draw:layer="layout" svg:width="0.9cm" svg:height="0.9cm" svg:x="5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5" draw:id="id25" draw:layer="layout" svg:width="0.9cm" svg:height="0.9cm" svg:x="7.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4" draw:id="id24" draw:layer="layout" svg:width="0.9cm" svg:height="0.9cm" svg:x="5.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3" draw:id="id23" draw:layer="layout" svg:width="0.9cm" svg:height="0.9cm" svg:x="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2" draw:id="id22" draw:layer="layout" svg:width="0.9cm" svg:height="0.9cm" svg:x="2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6" draw:id="id26" draw:layer="layout" svg:width="0.9cm" svg:height="0.9cm" svg:x="3.7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7" draw:id="id27" draw:layer="layout" svg:width="0.9cm" svg:height="0.9cm" svg:x="6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s" svg:x1="4.85cm" svg:y1="4.3cm" svg:x2="3.85cm" svg:y2="5.9cm" draw:start-shape="id19" draw:start-glue-point="8" draw:end-shape="id20" draw:end-glue-point="4" svg:d="M4850 4300v501l-1000 598v501">
          <text:p/>
        </draw:connector>
        <draw:connector draw:style-name="gr6" draw:text-style-name="P1" draw:layer="layout" draw:type="lines" svg:x1="4.85cm" svg:y1="4.3cm" svg:x2="5.85cm" svg:y2="5.9cm" draw:start-shape="id19" draw:start-glue-point="8" draw:end-shape="id21" draw:end-glue-point="4" svg:d="M4850 4300v501l1000 598v501">
          <text:p/>
        </draw:connector>
        <draw:connector draw:style-name="gr6" draw:text-style-name="P1" draw:layer="layout" draw:type="lines" svg:x1="3.85cm" svg:y1="6.8cm" svg:x2="2.45cm" svg:y2="8.5cm" draw:start-shape="id20" draw:start-glue-point="8" draw:end-shape="id22" draw:end-glue-point="4" svg:d="M3850 6800v501l-1400 698v501">
          <text:p/>
        </draw:connector>
        <draw:connector draw:style-name="gr6" draw:text-style-name="P1" draw:layer="layout" draw:type="lines" svg:x1="3.85cm" svg:y1="6.8cm" svg:x2="4.45cm" svg:y2="8.5cm" draw:start-shape="id20" draw:start-glue-point="8" draw:end-shape="id23" draw:end-glue-point="4" svg:d="M3850 6800v501l600 698v501">
          <text:p/>
        </draw:connector>
        <draw:connector draw:style-name="gr6" draw:text-style-name="P1" draw:layer="layout" draw:type="lines" svg:x1="5.85cm" svg:y1="6.8cm" svg:x2="6.25cm" svg:y2="8.5cm" draw:start-shape="id21" draw:start-glue-point="8" draw:end-shape="id24" draw:end-glue-point="4" svg:d="M5850 6800v501l400 698v501">
          <text:p/>
        </draw:connector>
        <draw:connector draw:style-name="gr6" draw:text-style-name="P1" draw:layer="layout" draw:type="lines" svg:x1="5.85cm" svg:y1="6.8cm" svg:x2="7.85cm" svg:y2="8.5cm" draw:start-shape="id21" draw:start-glue-point="8" draw:end-shape="id25" draw:end-glue-point="4" svg:d="M5850 6800v501l2000 698v501">
          <text:p/>
        </draw:connector>
        <draw:connector draw:style-name="gr6" draw:text-style-name="P1" draw:layer="layout" draw:type="lines" svg:x1="4.45cm" svg:y1="9.4cm" svg:x2="4.15cm" svg:y2="11.3cm" draw:start-shape="id23" draw:start-glue-point="8" draw:end-shape="id26" draw:end-glue-point="4" svg:d="M4450 9400v501l-300 898v501">
          <text:p/>
        </draw:connector>
        <draw:connector draw:style-name="gr6" draw:text-style-name="P1" draw:layer="layout" draw:type="lines" svg:x1="6.25cm" svg:y1="9.4cm" svg:x2="6.75cm" svg:y2="11.3cm" draw:start-shape="id24" draw:start-glue-point="8" draw:end-shape="id27" draw:end-glue-point="4" svg:d="M6250 9400v501l500 898v501">
          <text:p/>
        </draw:connector>
        <draw:custom-shape draw:style-name="gr7" draw:text-style-name="P8" xml:id="id28" draw:id="id28" draw:layer="layout" svg:width="6.7cm" svg:height="2.2cm" svg:x="9.2cm" svg:y="3.1cm">
          <text:p text:style-name="P5"><text:span text:style-name="T4">view </text:span><text:span text:style-name="T4">可用</text:span><text:span text:style-name="T5">傳統模式</text:span></text:p>
          <text:p text:style-name="P5"><text:span text:style-name="T4">或使用 </text:span><text:span text:style-name="T5">tagCommand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9" draw:id="id29" draw:layer="layout" svg:width="6.3cm" svg:height="2.4cm" svg:x="10.8cm" svg:y="9.1cm">
          <text:p text:style-name="P9"><text:span text:style-name="T3">view </text:span><text:span text:style-name="T3">可套嵌</text:span></text:p>
          <text:p text:style-name="P9"><text:span text:style-name="T3">外層管不到裡面</text:span></text:p>
          <text:p text:style-name="P9"><text:span text:style-name="T3">(</text:span><text:span text:style-name="T3">可能會取消</text:span><text:span text:style-name="T3">...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7cm" svg:x="0.002cm" svg:y="0.002cm">
          <text:p text:style-name="P2">view</text:p>
          <draw:enhanced-geometry svg:viewBox="0 0 21600 21600" draw:text-areas="0 0 21600 21600" draw:type="pentagon-right" draw:modifiers="18967.49087961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draw:type="curve" svg:x1="6.3cm" svg:y1="6.35cm" svg:x2="9.2cm" svg:y2="4.2cm" draw:start-shape="id21" draw:start-glue-point="10" draw:end-shape="id28" draw:end-glue-point="3" svg:d="M6300 6350c2175 0 725-2150 2900-2150">
          <text:p/>
        </draw:connector>
        <draw:connector draw:style-name="gr6" draw:text-style-name="P1" draw:layer="layout" draw:type="curve" svg:x1="7.2cm" svg:y1="11.75cm" svg:x2="10.8cm" svg:y2="10.3cm" draw:start-shape="id27" draw:start-glue-point="10" draw:end-shape="id29" draw:end-glue-point="3" svg:d="M7200 11750c2700 0 900-1450 3600-1450">
          <text:p/>
        </draw:connector>
      </draw:page>
      <draw:page draw:name="page5" draw:style-name="dp1" draw:master-page-name="預設">
        <draw:custom-shape draw:style-name="gr1" draw:text-style-name="P2" draw:layer="layout" svg:width="7.4cm" svg:height="1.7cm" svg:x="0.002cm" svg:y="0.002cm">
          <text:p text:style-name="P2">組件問題</text:p>
          <draw:enhanced-geometry svg:viewBox="0 0 21600 21600" draw:text-areas="0 0 21600 21600" draw:type="pentagon-right" draw:modifiers="18967.49087961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0" xml:id="id30" draw:id="id30" draw:layer="layout" svg:width="2.6cm" svg:height="1.2cm" svg:x="1cm" svg:y="4cm">
          <text:p text:style-name="P10"><text:span text:style-name="T4">組件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31" draw:id="id31" draw:layer="layout" svg:width="4cm" svg:height="1.1cm" svg:x="6.3cm" svg:y="2.8cm">
          <text:p text:style-name="P7"><text:span text:style-name="T1">非變動組件區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4cm" svg:height="1.1cm" svg:x="6.3cm" svg:y="5.8cm">
          <text:p text:style-name="P2"><text:span text:style-name="T3">會變動組件區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6cm" svg:y1="4.6cm" svg:x2="6.3cm" svg:y2="3.35cm" draw:start-shape="id30" draw:start-glue-point="1" draw:end-shape="id31" draw:end-glue-point="3" svg:d="M3600 4600h1350v-1250h1350">
          <text:p/>
        </draw:connector>
        <draw:connector draw:style-name="gr6" draw:text-style-name="P1" draw:layer="layout" svg:x1="3.6cm" svg:y1="4.6cm" svg:x2="6.3cm" svg:y2="6.35cm" draw:start-shape="id30" draw:start-glue-point="1" draw:end-shape="id32" draw:end-glue-point="3" svg:d="M3600 4600h1350v1750h1350">
          <text:p/>
        </draw:connector>
        <draw:custom-shape draw:style-name="gr4" draw:text-style-name="P1" xml:id="id33" draw:id="id33" draw:layer="layout" svg:width="0.9cm" svg:height="0.9cm" svg:x="2.5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34" draw:id="id34" draw:layer="layout" svg:width="0.9cm" svg:height="0.9cm" svg:x="1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5" draw:id="id35" draw:layer="layout" svg:width="0.9cm" svg:height="0.9cm" svg:x="3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7" draw:id="id37" draw:layer="layout" svg:width="0.9cm" svg:height="0.9cm" svg:x="5.5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6" draw:id="id36" draw:layer="layout" svg:width="0.9cm" svg:height="0.9cm" svg:x="3.9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38" draw:id="id38" draw:layer="layout" svg:width="0.9cm" svg:height="0.9cm" svg:x="4.4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s" svg:x1="2.95cm" svg:y1="16.7cm" svg:x2="1.95cm" svg:y2="18cm" draw:start-shape="id33" draw:start-glue-point="8" draw:end-shape="id34" draw:end-glue-point="4" svg:d="M2950 16700v501l-1000 298v501">
          <text:p/>
        </draw:connector>
        <draw:connector draw:style-name="gr6" draw:text-style-name="P1" draw:layer="layout" draw:type="lines" svg:x1="2.95cm" svg:y1="16.7cm" svg:x2="3.95cm" svg:y2="18cm" draw:start-shape="id33" draw:start-glue-point="8" draw:end-shape="id35" draw:end-glue-point="4" svg:d="M2950 16700v501l1000 298v501">
          <text:p/>
        </draw:connector>
        <draw:connector draw:style-name="gr6" draw:text-style-name="P1" draw:layer="layout" draw:type="lines" svg:x1="3.95cm" svg:y1="18.9cm" svg:x2="4.35cm" svg:y2="20.3cm" draw:start-shape="id35" draw:start-glue-point="8" draw:end-shape="id36" draw:end-glue-point="4" svg:d="M3950 18900v501l400 398v501">
          <text:p/>
        </draw:connector>
        <draw:connector draw:style-name="gr6" draw:text-style-name="P1" draw:layer="layout" draw:type="lines" svg:x1="3.95cm" svg:y1="18.9cm" svg:x2="5.95cm" svg:y2="20.3cm" draw:start-shape="id35" draw:start-glue-point="8" draw:end-shape="id37" draw:end-glue-point="4" svg:d="M3950 18900v501l2000 398v501">
          <text:p/>
        </draw:connector>
        <draw:connector draw:style-name="gr6" draw:text-style-name="P1" draw:layer="layout" draw:type="lines" svg:x1="4.35cm" svg:y1="21.2cm" svg:x2="4.85cm" svg:y2="22.5cm" draw:start-shape="id36" draw:start-glue-point="8" draw:end-shape="id38" draw:end-glue-point="4" svg:d="M4350 21200v501l500 298v501">
          <text:p/>
        </draw:connector>
        <draw:custom-shape draw:style-name="gr15" draw:text-style-name="P2" draw:layer="layout" svg:width="3cm" svg:height="1.2cm" svg:x="1.3cm" svg:y="13.6cm">
          <text:p text:style-name="P2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39" draw:id="id39" draw:layer="layout" svg:width="3.2cm" svg:height="1.2cm" svg:x="7.9cm" svg:y="17.6cm">
          <text:p text:style-name="P2"><text:span text:style-name="T3">container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2.4cm" svg:y1="18.45cm" svg:x2="7.9cm" svg:y2="18.2cm" draw:start-shape="id34" draw:start-glue-point="10" draw:end-shape="id39" draw:end-glue-point="3" svg:d="M2400 18450c4125 0 1375-250 5500-250">
          <text:p/>
        </draw:connector>
        <draw:connector draw:style-name="gr17" draw:text-style-name="P1" draw:layer="layout" draw:type="curve" svg:x1="5.3cm" svg:y1="22.95cm" svg:x2="7.9cm" svg:y2="18.2cm" draw:start-shape="id38" draw:start-glue-point="10" draw:end-shape="id39" draw:end-glue-point="3" svg:d="M5300 22950c1950 0 650-4750 2600-4750">
          <text:p/>
        </draw:connector>
        <draw:custom-shape draw:style-name="gr18" draw:text-style-name="P2" xml:id="id40" draw:id="id40" draw:layer="layout" svg:width="3.2cm" svg:height="1.2cm" svg:x="7.9cm" svg:y="15.2cm">
          <text:p text:style-name="P2"><text:span text:style-name="T3">view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4.269cm" svg:y1="18.131cm" svg:x2="7.9cm" svg:y2="15.8cm" draw:start-shape="id35" draw:start-glue-point="11" draw:end-shape="id40" draw:end-glue-point="3" svg:d="M4269 18131c2821 0 1006-2331 3631-2331">
          <text:p/>
        </draw:connector>
        <draw:custom-shape draw:style-name="gr7" draw:text-style-name="P6" xml:id="id41" draw:id="id41" draw:layer="layout" svg:width="6.5cm" svg:height="3.2cm" svg:x="13.1cm" svg:y="16.9cm">
          <text:p text:style-name="P5"><text:span text:style-name="T1">container</text:span><text:span text:style-name="T1">不一定要隸屬</text:span></text:p>
          <text:p text:style-name="P5"><text:span text:style-name="T1">view </text:span><text:span text:style-name="T1">也可藉由外部</text:span></text:p>
          <text:p text:style-name="P5"><text:span text:style-name="T1">命令驅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s" svg:x1="11.1cm" svg:y1="18.2cm" svg:x2="13.1cm" svg:y2="18.5cm" draw:start-shape="id39" draw:start-glue-point="1" draw:end-shape="id41" draw:end-glue-point="3" svg:d="M11100 18200h701l798 300h501">
          <text:p/>
        </draw:connector>
        <draw:custom-shape draw:style-name="gr19" draw:text-style-name="P1" xml:id="id42" draw:id="id42" draw:layer="layout" svg:width="5.4cm" svg:height="2.5cm" svg:x="6.8cm" svg:y="23.6cm">
          <text:p text:style-name="P1">組件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9.5cm" svg:y1="23.6cm" svg:x2="9.5cm" svg:y2="18.8cm" draw:start-shape="id42" draw:start-glue-point="0" draw:end-shape="id39" draw:end-glue-point="2" svg:d="M9500 23600v-4800">
          <text:p text:style-name="P1">掛上</text:p>
        </draw:connector>
      </draw:page>
      <draw:page draw:name="page6" draw:style-name="dp1" draw:master-page-name="預設">
        <draw:custom-shape draw:style-name="gr1" draw:text-style-name="P2" draw:layer="layout" svg:width="7.4cm" svg:height="1.7cm" svg:x="0.003cm" svg:y="0.003cm">
          <text:p text:style-name="P2">組件問題</text:p>
          <draw:enhanced-geometry svg:viewBox="0 0 21600 21600" draw:text-areas="0 0 21600 21600" draw:type="pentagon-right" draw:modifiers="18967.49087961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43" draw:id="id43" draw:layer="layout" svg:width="0.9cm" svg:height="0.9cm" svg:x="2.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4" draw:id="id44" draw:layer="layout" svg:width="0.9cm" svg:height="0.9cm" svg:x="1.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5" draw:id="id45" draw:layer="layout" svg:width="0.9cm" svg:height="0.9cm" svg:x="3.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7" draw:id="id47" draw:layer="layout" svg:width="0.9cm" svg:height="0.9cm" svg:x="5.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6" draw:id="id46" draw:layer="layout" svg:width="0.9cm" svg:height="0.9cm" svg:x="3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8" draw:id="id48" draw:layer="layout" svg:width="0.9cm" svg:height="0.9cm" svg:x="4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s" svg:x1="2.95cm" svg:y1="3.6cm" svg:x2="1.95cm" svg:y2="4.9cm" draw:start-shape="id43" draw:start-glue-point="8" draw:end-shape="id44" draw:end-glue-point="4" svg:d="M2950 3600v501l-1000 298v501">
          <text:p/>
        </draw:connector>
        <draw:connector draw:style-name="gr6" draw:text-style-name="P1" draw:layer="layout" draw:type="lines" svg:x1="2.95cm" svg:y1="3.6cm" svg:x2="3.95cm" svg:y2="4.9cm" draw:start-shape="id43" draw:start-glue-point="8" draw:end-shape="id45" draw:end-glue-point="4" svg:d="M2950 3600v501l1000 298v501">
          <text:p/>
        </draw:connector>
        <draw:connector draw:style-name="gr6" draw:text-style-name="P1" draw:layer="layout" draw:type="lines" svg:x1="3.95cm" svg:y1="5.8cm" svg:x2="4.35cm" svg:y2="7.2cm" draw:start-shape="id45" draw:start-glue-point="8" draw:end-shape="id46" draw:end-glue-point="4" svg:d="M3950 5800v501l400 398v501">
          <text:p/>
        </draw:connector>
        <draw:connector draw:style-name="gr6" draw:text-style-name="P1" draw:layer="layout" draw:type="lines" svg:x1="3.95cm" svg:y1="5.8cm" svg:x2="5.95cm" svg:y2="7.2cm" draw:start-shape="id45" draw:start-glue-point="8" draw:end-shape="id47" draw:end-glue-point="4" svg:d="M3950 5800v501l2000 398v501">
          <text:p/>
        </draw:connector>
        <draw:connector draw:style-name="gr6" draw:text-style-name="P1" draw:layer="layout" draw:type="lines" svg:x1="4.35cm" svg:y1="8.1cm" svg:x2="4.85cm" svg:y2="9.4cm" draw:start-shape="id46" draw:start-glue-point="8" draw:end-shape="id48" draw:end-glue-point="4" svg:d="M4350 8100v501l500 298v501">
          <text:p/>
        </draw:connector>
        <draw:custom-shape draw:style-name="gr15" draw:text-style-name="P2" xml:id="id52" draw:id="id52" draw:layer="layout" svg:width="3cm" svg:height="1.2cm" svg:x="14.8cm" svg:y="1.3cm">
          <text:p text:style-name="P2"><text:span text:style-name="T3">外部</text:span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3.2cm" svg:height="1.2cm" svg:x="7.9cm" svg:y="4.5cm">
          <text:p text:style-name="P2"><text:span text:style-name="T3">container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2.4cm" svg:y1="5.35cm" svg:x2="7.9cm" svg:y2="5.1cm" draw:start-shape="id44" draw:start-glue-point="10" draw:end-shape="id49" draw:end-glue-point="3" svg:d="M2400 5350c4125 0 1375-250 5500-250">
          <text:p/>
        </draw:connector>
        <draw:connector draw:style-name="gr17" draw:text-style-name="P1" draw:layer="layout" draw:type="curve" svg:x1="5.3cm" svg:y1="9.85cm" svg:x2="7.9cm" svg:y2="5.1cm" draw:start-shape="id48" draw:start-glue-point="10" draw:end-shape="id49" draw:end-glue-point="3" svg:d="M5300 9850c1950 0 650-4750 2600-4750">
          <text:p/>
        </draw:connector>
        <draw:custom-shape draw:style-name="gr18" draw:text-style-name="P2" xml:id="id50" draw:id="id50" draw:layer="layout" svg:width="3.2cm" svg:height="1.2cm" svg:x="7.9cm" svg:y="2.1cm">
          <text:p text:style-name="P2"><text:span text:style-name="T3">view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4.269cm" svg:y1="5.031cm" svg:x2="7.9cm" svg:y2="2.7cm" draw:start-shape="id45" draw:start-glue-point="11" draw:end-shape="id50" draw:end-glue-point="3" svg:d="M4269 5031c2821 0 1006-2331 3631-2331">
          <text:p/>
        </draw:connector>
        <draw:custom-shape draw:style-name="gr19" draw:text-style-name="P5" xml:id="id51" draw:id="id51" draw:layer="layout" svg:width="9.7cm" svg:height="2.3cm" svg:x="6.8cm" svg:y="9.6cm">
          <text:p text:style-name="P5">不變動組件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11.65cm" svg:y1="9.6cm" svg:x2="9.5cm" svg:y2="5.7cm" draw:start-shape="id51" draw:start-glue-point="0" draw:end-shape="id49" draw:end-glue-point="2" svg:d="M11650 9600l-2150-3900">
          <text:p text:style-name="P1">掛上</text:p>
        </draw:connector>
        <draw:custom-shape draw:style-name="gr15" draw:text-style-name="P2" xml:id="id53" draw:id="id53" draw:layer="layout" svg:width="3cm" svg:height="1.2cm" svg:x="12.8cm" svg:y="10.1cm">
          <text:p text:style-name="P2"><text:span text:style-name="T3">組件內</text:span><text:span text:style-name="T3">data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4.8cm" svg:y1="1.9cm" svg:x2="11.1cm" svg:y2="5.1cm" draw:start-shape="id52" draw:start-glue-point="3" draw:end-shape="id49" draw:end-glue-point="1" svg:d="M14800 1900c-2625 0-775 3200-3700 3200">
          <text:p/>
        </draw:connector>
        <draw:connector draw:style-name="gr21" draw:text-style-name="P2" draw:layer="layout" draw:type="curve" svg:x1="11.1cm" svg:y1="5.1cm" svg:x2="14.3cm" svg:y2="10.1cm" draw:start-shape="id49" draw:start-glue-point="1" draw:end-shape="id53" draw:end-glue-point="0" svg:d="M11100 5100c2134 0 3200 1666 3200 5000">
          <text:p text:style-name="P1"><text:span text:style-name="T3">連接映射資料</text:span></text:p>
        </draw:connector>
        <draw:custom-shape draw:style-name="gr4" draw:text-style-name="P1" xml:id="id54" draw:id="id54" draw:layer="layout" svg:width="0.9cm" svg:height="0.9cm" svg:x="2.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5" draw:id="id55" draw:layer="layout" svg:width="0.9cm" svg:height="0.9cm" svg:x="1.3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6" draw:id="id56" draw:layer="layout" svg:width="0.9cm" svg:height="0.9cm" svg:x="3.3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8" draw:id="id58" draw:layer="layout" svg:width="0.9cm" svg:height="0.9cm" svg:x="5.3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7" draw:id="id57" draw:layer="layout" svg:width="0.9cm" svg:height="0.9cm" svg:x="3.7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9" draw:id="id59" draw:layer="layout" svg:width="0.9cm" svg:height="0.9cm" svg:x="4.2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s" svg:x1="2.75cm" svg:y1="15.9cm" svg:x2="1.75cm" svg:y2="17.2cm" draw:start-shape="id54" draw:start-glue-point="8" draw:end-shape="id55" draw:end-glue-point="4" svg:d="M2750 15900v501l-1000 298v501">
          <text:p/>
        </draw:connector>
        <draw:connector draw:style-name="gr6" draw:text-style-name="P1" draw:layer="layout" draw:type="lines" svg:x1="2.75cm" svg:y1="15.9cm" svg:x2="3.75cm" svg:y2="17.2cm" draw:start-shape="id54" draw:start-glue-point="8" draw:end-shape="id56" draw:end-glue-point="4" svg:d="M2750 15900v501l1000 298v501">
          <text:p/>
        </draw:connector>
        <draw:connector draw:style-name="gr6" draw:text-style-name="P1" draw:layer="layout" draw:type="lines" svg:x1="3.75cm" svg:y1="18.1cm" svg:x2="4.15cm" svg:y2="19.5cm" draw:start-shape="id56" draw:start-glue-point="8" draw:end-shape="id57" draw:end-glue-point="4" svg:d="M3750 18100v501l400 398v501">
          <text:p/>
        </draw:connector>
        <draw:connector draw:style-name="gr6" draw:text-style-name="P1" draw:layer="layout" draw:type="lines" svg:x1="3.75cm" svg:y1="18.1cm" svg:x2="5.75cm" svg:y2="19.5cm" draw:start-shape="id56" draw:start-glue-point="8" draw:end-shape="id58" draw:end-glue-point="4" svg:d="M3750 18100v501l2000 398v501">
          <text:p/>
        </draw:connector>
        <draw:connector draw:style-name="gr6" draw:text-style-name="P1" draw:layer="layout" draw:type="lines" svg:x1="4.15cm" svg:y1="20.4cm" svg:x2="4.65cm" svg:y2="21.7cm" draw:start-shape="id57" draw:start-glue-point="8" draw:end-shape="id59" draw:end-glue-point="4" svg:d="M4150 20400v501l500 298v501">
          <text:p/>
        </draw:connector>
        <draw:custom-shape draw:style-name="gr15" draw:text-style-name="P2" xml:id="id63" draw:id="id63" draw:layer="layout" svg:width="3cm" svg:height="1.2cm" svg:x="14.6cm" svg:y="13.6cm">
          <text:p text:style-name="P2"><text:span text:style-name="T3">外部</text:span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60" draw:id="id60" draw:layer="layout" svg:width="3.2cm" svg:height="1.2cm" svg:x="7.7cm" svg:y="16.8cm">
          <text:p text:style-name="P2"><text:span text:style-name="T3">container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svg:x1="2.2cm" svg:y1="17.65cm" svg:x2="7.7cm" svg:y2="17.4cm" draw:start-shape="id55" draw:start-glue-point="10" draw:end-shape="id60" draw:end-glue-point="3" svg:d="M2200 17650c4125 0 1375-250 5500-250">
          <text:p/>
        </draw:connector>
        <draw:connector draw:style-name="gr17" draw:text-style-name="P1" draw:layer="layout" draw:type="curve" svg:x1="5.1cm" svg:y1="22.15cm" svg:x2="7.7cm" svg:y2="17.4cm" draw:start-shape="id59" draw:start-glue-point="10" draw:end-shape="id60" draw:end-glue-point="3" svg:d="M5100 22150c1950 0 650-4750 2600-4750">
          <text:p/>
        </draw:connector>
        <draw:custom-shape draw:style-name="gr18" draw:text-style-name="P2" xml:id="id61" draw:id="id61" draw:layer="layout" svg:width="3.2cm" svg:height="1.2cm" svg:x="7.7cm" svg:y="14.4cm">
          <text:p text:style-name="P2"><text:span text:style-name="T3">view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4.069cm" svg:y1="17.331cm" svg:x2="7.7cm" svg:y2="15cm" draw:start-shape="id56" draw:start-glue-point="11" draw:end-shape="id61" draw:end-glue-point="3" svg:d="M4069 17331c2821 0 1006-2331 3631-2331">
          <text:p/>
        </draw:connector>
        <draw:custom-shape draw:style-name="gr19" draw:text-style-name="P5" xml:id="id62" draw:id="id62" draw:layer="layout" svg:width="6.4cm" svg:height="2.3cm" svg:x="1.5cm" svg:y="23.8cm">
          <text:p text:style-name="P5">組件1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4.7cm" svg:y1="23.8cm" svg:x2="9.3cm" svg:y2="18cm" draw:start-shape="id62" draw:start-glue-point="0" draw:end-shape="id60" draw:end-glue-point="2" svg:d="M4700 23800l4600-5800">
          <text:p text:style-name="P1">掛上</text:p>
        </draw:connector>
        <draw:custom-shape draw:style-name="gr15" draw:text-style-name="P2" xml:id="id64" draw:id="id64" draw:layer="layout" svg:width="3.5cm" svg:height="1.2cm" svg:x="3.6cm" svg:y="24.4cm">
          <text:p text:style-name="P2"><text:span text:style-name="T3">組件內</text:span><text:span text:style-name="T3">data_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4.6cm" svg:y1="14.2cm" svg:x2="10.9cm" svg:y2="17.4cm" draw:start-shape="id63" draw:start-glue-point="3" draw:end-shape="id60" draw:end-glue-point="1" svg:d="M14600 14200c-2625 0-775 3200-3700 3200">
          <text:p/>
        </draw:connector>
        <draw:connector draw:style-name="gr21" draw:text-style-name="P2" draw:layer="layout" draw:type="curve" svg:x1="10.9cm" svg:y1="17.4cm" svg:x2="7.1cm" svg:y2="25cm" draw:start-shape="id60" draw:start-glue-point="1" draw:end-shape="id64" draw:end-glue-point="1" svg:d="M10900 17400c1051 0 2951 7600-3800 7600">
          <text:p text:style-name="P1"><text:span text:style-name="T3">連接映射資料</text:span></text:p>
        </draw:connector>
        <draw:custom-shape draw:style-name="gr19" draw:text-style-name="P5" xml:id="id66" draw:id="id66" draw:layer="layout" svg:width="6.4cm" svg:height="2.3cm" svg:x="11.4cm" svg:y="23.8cm">
          <text:p text:style-name="P5">組件2</text:p>
          <draw:enhanced-geometry svg:viewBox="0 0 21600 21600" draw:type="rectangle" draw:enhanced-path="M 0 0 L 21600 0 21600 21600 0 21600 0 0 Z N"/>
        </draw:custom-shape>
        <draw:custom-shape draw:style-name="gr15" draw:text-style-name="P2" xml:id="id65" draw:id="id65" draw:layer="layout" svg:width="3.5cm" svg:height="1.2cm" svg:x="13.5cm" svg:y="24.4cm">
          <text:p text:style-name="P2"><text:span text:style-name="T3">組件內</text:span><text:span text:style-name="T3">data_2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9cm" svg:y1="17.4cm" svg:x2="15.25cm" svg:y2="24.4cm" draw:start-shape="id60" draw:start-glue-point="1" draw:end-shape="id65" draw:end-glue-point="0" svg:d="M10900 17400c2900 0 4350 2333 4350 7000">
          <text:p text:style-name="P1"><text:span text:style-name="T3">連接映射資料</text:span></text:p>
        </draw:connector>
        <draw:connector draw:style-name="gr22" draw:text-style-name="P1" draw:layer="layout" draw:type="line" svg:x1="14.6cm" svg:y1="23.8cm" svg:x2="9.3cm" svg:y2="18cm" draw:start-shape="id66" draw:start-glue-point="0" draw:end-shape="id60" draw:end-glue-point="2" svg:d="M14600 23800l-5300-5800">
          <text:p/>
        </draw:connector>
        <draw:connector draw:style-name="gr23" draw:text-style-name="P1" draw:layer="layout" draw:line-skew="1.799cm" svg:x1="5.35cm" svg:y1="25.6cm" svg:x2="15.25cm" svg:y2="25.6cm" draw:start-shape="id64" draw:start-glue-point="2" draw:end-shape="id65" draw:end-glue-point="2" svg:d="M5350 25600v2500h9900v-2500">
          <text:p text:style-name="P1"/>
          <text:p text:style-name="P1"><text:span text:style-name="T6">最大問題</text:span></text:p>
          <text:p text:style-name="P1"><text:span text:style-name="T6">內部</text:span><text:span text:style-name="T6">data</text:span><text:span text:style-name="T6">性質不同</text:span></text:p>
        </draw:connector>
      </draw:page>
      <draw:page draw:name="page7" draw:style-name="dp1" draw:master-page-name="預設">
        <draw:custom-shape draw:style-name="gr1" draw:text-style-name="P1" draw:layer="layout" svg:width="7.4cm" svg:height="2cm" svg:x="0cm" svg:y="0cm">
          <text:p text:style-name="P1">標籤命令以簡潔為主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4" draw:text-style-name="P1" xml:id="id67" draw:id="id67" draw:layer="layout" svg:width="4cm" svg:height="1.4cm" svg:x="2.8cm" svg:y="3.7cm">
          <text:p text:style-name="P1">_view=''</text:p>
        </draw:rect>
        <draw:rect draw:style-name="gr24" draw:text-style-name="P1" xml:id="id71" draw:id="id71" draw:layer="layout" svg:width="4cm" svg:height="1.4cm" svg:x="2.8cm" svg:y="7.1cm">
          <text:p text:style-name="P1">_bind()=''</text:p>
        </draw:rect>
        <draw:rect draw:style-name="gr24" draw:text-style-name="P1" xml:id="id73" draw:id="id73" draw:layer="layout" svg:width="4cm" svg:height="1.4cm" svg:x="2.8cm" svg:y="10.3cm">
          <text:p text:style-name="P1">_on()=''</text:p>
        </draw:rect>
        <draw:rect draw:style-name="gr24" draw:text-style-name="P1" xml:id="id75" draw:id="id75" draw:layer="layout" svg:width="4cm" svg:height="1.4cm" svg:x="2.8cm" svg:y="13.8cm">
          <text:p text:style-name="P1">_for()=''</text:p>
        </draw:rect>
        <draw:rect draw:style-name="gr25" draw:text-style-name="P1" xml:id="id69" draw:id="id69" draw:layer="layout" svg:width="6.9cm" svg:height="1.4cm" svg:x="2.8cm" svg:y="17.9cm">
          <text:p text:style-name="P1">_if='', _elseif='', _else=''</text:p>
        </draw:rect>
        <draw:custom-shape draw:style-name="gr1" draw:text-style-name="P9" xml:id="id68" draw:id="id68" draw:layer="layout" svg:width="6.2cm" svg:height="1.9cm" svg:x="10.8cm" svg:y="2.2cm">
          <text:p text:style-name="P9"><text:span text:style-name="T3">標出 </text:span><text:span text:style-name="T3">view </text:span><text:span text:style-name="T3">的位置</text:span></text:p>
          <text:p text:style-name="P9"><text:span text:style-name="T3">方便套嵌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6.8cm" svg:y1="4.4cm" svg:x2="10.8cm" svg:y2="3.15cm" draw:start-shape="id67" draw:start-glue-point="1" draw:end-shape="id68" draw:end-glue-point="3" svg:d="M6800 4400c3000 0 1000-1250 4000-1250">
          <text:p/>
        </draw:connector>
        <draw:custom-shape draw:style-name="gr1" draw:text-style-name="P9" xml:id="id70" draw:id="id70" draw:layer="layout" svg:width="6.2cm" svg:height="1.9cm" svg:x="13.4cm" svg:y="17.6cm">
          <text:p text:style-name="P9"><text:span text:style-name="T3">是否一定需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9.7cm" svg:y1="18.6cm" svg:x2="13.4cm" svg:y2="18.55cm" draw:start-shape="id69" draw:start-glue-point="1" draw:end-shape="id70" svg:d="M9700 18600c2775 0 925-50 3700-50">
          <text:p/>
        </draw:connector>
        <draw:custom-shape draw:style-name="gr1" draw:text-style-name="P9" xml:id="id72" draw:id="id72" draw:layer="layout" svg:width="6.2cm" svg:height="1.9cm" svg:x="10.8cm" svg:y="6.6cm">
          <text:p text:style-name="P9"><text:span text:style-name="T3">綁定 </text:span><text:span text:style-name="T3">at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6.8cm" svg:y1="7.8cm" svg:x2="10.8cm" svg:y2="7.55cm" draw:start-shape="id71" draw:start-glue-point="1" draw:end-shape="id72" draw:end-glue-point="3" svg:d="M6800 7800c3000 0 1000-250 4000-250">
          <text:p/>
        </draw:connector>
        <draw:custom-shape draw:style-name="gr1" draw:text-style-name="P9" xml:id="id74" draw:id="id74" draw:layer="layout" svg:width="6.2cm" svg:height="1.9cm" svg:x="10.8cm" svg:y="9.9cm">
          <text:p text:style-name="P9"><text:span text:style-name="T3">事件綁定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6.8cm" svg:y1="11cm" svg:x2="10.8cm" svg:y2="10.85cm" draw:start-shape="id73" draw:start-glue-point="1" draw:end-shape="id74" draw:end-glue-point="3" svg:d="M6800 11000c3000 0 1000-150 4000-150">
          <text:p/>
        </draw:connector>
        <draw:custom-shape draw:style-name="gr1" draw:text-style-name="P9" xml:id="id76" draw:id="id76" draw:layer="layout" svg:width="6.2cm" svg:height="1.9cm" svg:x="10.8cm" svg:y="13.3cm">
          <text:p text:style-name="P9"><text:span text:style-name="T3">注意資料映設轉接問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6.8cm" svg:y1="14.5cm" svg:x2="10.8cm" svg:y2="14.25cm" draw:start-shape="id75" draw:start-glue-point="1" draw:end-shape="id76" svg:d="M6800 14500c3000 0 1000-250 4000-250">
          <text:p/>
        </draw:connector>
      </draw:page>
      <draw:page draw:name="page8" draw:style-name="dp1" draw:master-page-name="預設">
        <draw:custom-shape draw:style-name="gr1" draw:text-style-name="P1" draw:layer="layout" svg:width="7.699cm" svg:height="2cm" svg:x="0.001cm" svg:y="0.001cm">
          <text:p text:style-name="P1">view Class 結構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4-16T14:37:18.34</meta:creation-date>
    <meta:generator>OpenOffice/4.1.5$Win32 OpenOffice.org_project/415m1$Build-9789</meta:generator>
    <dc:date>2019-04-16T15:38:00.77</dc:date>
    <meta:editing-duration>PT1H39S</meta:editing-duration>
    <meta:editing-cycles>18</meta:editing-cycles>
    <meta:document-statistic meta:object-count="163"/>
  </office:meta>
</office:document-meta>
</file>